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X13</text:p>
      <text:p text:style-name="Standard">Bash</text:p>
      <text:p text:style-name="Standard">Jonatan Nilsson</text:p>
      <text:p text:style-name="Standard">Lab 1</text:p>
      <text:p text:style-name="Standard"/>
      <text:p text:style-name="Standard">Andra kommandon jag använder wildcard till är rm. Så använder jag ofta stjärna, om jag har te.x hållt på med en grej där jag har ungefär sammafilnamn. Som när jag laddade upp alla Lab 1,2,3,4,5 från linux grund på googledrive så stod jag I mappen där dom fanns och skrev rm Lab *</text:p>
      <text:p text:style-name="Standard"/>
      <text:p text:style-name="Standard">Nu på denna lektion har vi pratat om lite om aliases. Det hade jag redan lagt ett eget som var till xdg-open alias open=xdg-open .</text:p>
      <text:p text:style-name="Standard"/>
      <text:p text:style-name="Standard">Sen för att göra det lite lättare och enklare med GIT så följde jag patriks skript för att bara kunna skriva push från vilken map som helst för att ladda upp allt I bash_grundkurs med kommentar “dagens datum samt tid”.</text:p>
      <text:p text:style-name="Standard"/>
      <text:p text:style-name="Standard">export PATH=$PATH:~/bin <text:tab/><text:tab/>La jag till I .bashrc samt gjorde en map som heter /bin/ I den ligger skriptet som patrik skrev </text:p>
      <text:p text:style-name="Standard"/>
      <text:p text:style-name="Standard">#!/bin/bash </text:p>
      <text:p text:style-name="Standard">cd $HOME/bash_grundkurs </text:p>
      <text:p text:style-name="Standard">/usr/bin/git add -A </text:p>
      <text:p text:style-name="Standard">/usr/bin/git commit -m "$(date | awk '{print $2,$3,$4}')" </text:p>
      <text:p text:style-name="Standard">/usr/bin/git push 2&gt; /dev/null</text:p>
      <text:p text:style-name="Standard"/>
      <text:p text:style-name="Standard">Detta samt med raden vi la in I .bashrc gör att man var somhelst kan skriva push och de kommandon gitt add -A etc görs så automatiskt.</text:p>
      <text:p text:style-name="Standard"/>
      <text:p text:style-name="Standard">Detta funkade asbra. Dock så var det inte mitt eget skript men jag fick ändå en insyn till vad dessa skript kan användas til</text:p>
      <text:p text:style-name="Standard"/>
      <text:p text:style-name="Standard">För att göra egna variabler skriver man hej=lol och sedan echo $hej.</text:p>
      <text:p text:style-name="Standard"/>
      <text:p text:style-name="Standard">För att göra denna till en miljövariable så skriver man in den I .bashrc</text:p>
      <text:p text:style-name="Standard"/>
      <text:p text:style-name="Standard"/>
      <text:p text:style-name="Standard">1, Den kommer lista alla filer som börjar med A och har vilka tecken som helst I mitten men inte slutar på E.</text:p>
      <text:p text:style-name="Standard"/>
      <text:p text:style-name="Standard">2, Listar alla filer som börjar på vilket tecken somhelst men I mitten är det mellan f-i tecken som gäller och den får sluta på vilket tecken som helst ett tecken bara.</text:p>
      <text:p text:style-name="Standard"/>
      <text:p text:style-name="Standard">3, Filen får ha 4 st olika tecken som måste sluta på .c eller .o</text:p>
      <text:p text:style-name="Standard"/>
      <text:p text:style-name="Standard">2, ls -la a*[.c]</text:p>
      <text:p text:style-name="Standard"/>
      <text:p text:style-name="Standard">3, Den uppdaterar filistan I den mappen man står I till filen test I mappen test men behåller det som tidigare stod I test.</text:p>
      <text:p text:style-name="Standard"/>
      <text:p text:style-name="Standard"><text:soft-page-break/>4, ls -laR &gt; ls -laR.gz</text:p>
      <text:p text:style-name="Standard"/>
      <text:p text:style-name="Standard">5, export PATH=$PATH:~/bin skriv det I .bashrc Detta gör så att man kan stå var som helst I systemet och fortfarande komma åt filerna eller skripten I mappen /bin/</text:p>
      <text:p text:style-name="Standard"/>
      <text:p text:style-name="Standard">PATH är en miljövariabel som säger till skalet vilka kataloger den ska söka I efter körbara filer.</text:p>
      <text:p text:style-name="Standard"/>
      <text:p text:style-name="Standard">6, <text:s/>Skriver man top I .bash_logout så ska tjänsten top komma fram, dock är detta när man loggar ut så man hinner inte se något.</text:p>
      <text:p text:style-name="Standard"/>
      <text:p text:style-name="Standard">7, Pushd används för att spara en sök väg så att man med enkelhet kan navigera till den lätt med popd</text:p>
      <text:p text:style-name="Standard">dirs listar dina tidigare sparade sökvägar.</text:p>
      <text:p text:style-name="Standard"/>
      <text:p text:style-name="Standard">8, Det används för att ta bort information, om man redirectar info till /dev/null så försvinner den. Varför den finns är för att göra sig av med oönskad information såsom felmeddelande etc, skicka allt sånt oviktigt till dev/null</text:p>
      <text:p text:style-name="Standard"/>
      <text:p text:style-name="Standard"/>
      <text:p text:style-name="P1">Reflektion:</text:p>
      <text:p text:style-name="P1"/>
      <text:p text:style-name="P2">Jobbig labb med många kommandon och wildcards som man hade glömt sen grundkursen. Dock så tyckte jag när man fick lära sig aliases och variabler var guld. Eftersom det kan spara så mycket t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meta:initial-creator>
    <meta:creation-date>2013-12-09T14:24:05</meta:creation-date>
    <dc:date>2013-12-10T11:15:43</dc:date>
    <meta:editing-duration>PT1H56S</meta:editing-duration>
    <meta:editing-cycles>6</meta:editing-cycles>
    <meta:generator>LibreOffice/3.5$Linux_X86_64 LibreOffice_project/350m1$Build-2</meta:generator>
    <meta:document-statistic meta:table-count="0" meta:image-count="0" meta:object-count="0" meta:page-count="2" meta:paragraph-count="31" meta:word-count="515" meta:character-count="2786" meta:non-whitespace-character-count="2294"/>
  </office:meta>
</office:document-meta>
</file>